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8pt" fo:font-style="normal" officeooo:rsid="0016be11" officeooo:paragraph-rsid="0016be11" style:font-size-asian="8pt" style:font-style-asian="normal" style:font-size-complex="8pt" style:font-style-complex="normal"/>
    </style:style>
    <style:style style:name="P2" style:family="paragraph" style:parent-style-name="Standard">
      <style:text-properties fo:font-size="8pt" fo:font-style="normal" officeooo:rsid="00159328" officeooo:paragraph-rsid="00159328" style:font-size-asian="8pt" style:font-style-asian="normal" style:font-size-complex="8pt" style:font-style-complex="normal"/>
    </style:style>
    <style:style style:name="P3" style:family="paragraph" style:parent-style-name="Standard">
      <style:text-properties fo:font-size="8pt" fo:font-style="normal" officeooo:rsid="00159328" officeooo:paragraph-rsid="0016617b" style:font-size-asian="8pt" style:font-style-asian="normal" style:font-size-complex="8pt" style:font-style-complex="normal"/>
    </style:style>
    <style:style style:name="P4" style:family="paragraph" style:parent-style-name="Standard">
      <style:text-properties fo:font-size="8pt" fo:font-style="normal" officeooo:rsid="0016617b" officeooo:paragraph-rsid="0016617b" style:font-size-asian="8pt" style:font-style-asian="normal" style:font-size-complex="8pt" style:font-style-complex="normal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text-properties fo:font-size="8pt" officeooo:rsid="00159328" officeooo:paragraph-rsid="00159328" style:font-size-asian="8pt" style:font-size-complex="8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6617b" style:font-style-asian="normal" style:font-style-complex="normal"/>
    </style:style>
    <style:style style:name="T3" style:family="text">
      <style:text-properties fo:font-size="8pt" fo:font-style="italic" officeooo:rsid="0016617b" style:font-size-asian="8pt" style:font-style-asian="italic" style:font-size-complex="8pt" style:font-style-complex="italic"/>
    </style:style>
    <style:style style:name="T4" style:family="text">
      <style:text-properties officeooo:rsid="001661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 STACK- MySql, Node js,Express js</text:p>
      <text:p text:style-name="P1"/>
      <text:p text:style-name="P2">//shop table</text:p>
      <text:p text:style-name="P2">Post - /api/shop/ =add shop to the database</text:p>
      <text:p text:style-name="P2">Get – api/shop/ =get all availale shops from database</text:p>
      <text:p text:style-name="P2">get – api/shop?shop_id= <text:s/>get shop details by its id</text:p>
      <text:p text:style-name="P2">put – api/shop?shop_id= <text:s/>update shop details</text:p>
      <text:p text:style-name="P2">delete – api/shop?shop_id = delete shop</text:p>
      <text:p text:style-name="P2"/>
      <text:p text:style-name="P2">//category</text:p>
      <text:p text:style-name="P2">post- api/shop/category = add category in category table along with shop id</text:p>
      <text:p text:style-name="P2">get – api/shop/category = get all available category </text:p>
      <text:p text:style-name="P4">get – api/shop/category?shop_id= <text:s/>get category served by perticular shop</text:p>
      <text:p text:style-name="P2"><text:s/>put – api/shop/category?shop_id= <text:s/>update category details of perticular shop</text:p>
      <text:p text:style-name="P2">delete – api/shop?shop_id = delete category of shop</text:p>
      <text:p text:style-name="P2"/>
      <text:p text:style-name="P2">//brand</text:p>
      <text:p text:style-name="P2">post- api/shop/brand = add <text:span text:style-name="T4">brands to brand table with shop id</text:span></text:p>
      <text:p text:style-name="P4">get – api/shop/brand = get all available brands</text:p>
      <text:p text:style-name="P4">get – api.shop/brand?shop_id= <text:s/>get brand available in shop</text:p>
      <text:p text:style-name="P4">put api/shop/brand?shop_id= <text:s/>update brand in shop</text:p>
      <text:p text:style-name="P4">delete api/shop/brand?shop_id= delete brand for shop</text:p>
      <text:p text:style-name="P4"/>
      <text:p text:style-name="P2">//product</text:p>
      <text:p text:style-name="P4">shop keeper:</text:p>
      <text:p text:style-name="P2">post- api/shop/product = add product details in shop along with category and brand</text:p>
      <text:p text:style-name="P4">get- api/shop/product = get all products available in database</text:p>
      <text:p text:style-name="P4">get – api/shop/product?shop_id= <text:s/>get all products available in shop</text:p>
      <text:p text:style-name="P4">get – api/shop/product?shop_id= &amp; category_id= get all product for shop from certain category</text:p>
      <text:p text:style-name="P4">get – api/shop/product?shop_id= &amp; category_id= &amp; brand_id= get product from shop having certain brand, category</text:p>
      <text:p text:style-name="P4"/>
      <text:p text:style-name="P4">user:</text:p>
      <text:p text:style-name="P3">post- api/shop/product = add product details in shop along with category and brand</text:p>
      <text:p text:style-name="P4">get- api/shop/product = get all products available in database</text:p>
      <text:p text:style-name="P4">get – api/shop/product?shop_id= <text:s/>get all products available in shop</text:p>
      <text:p text:style-name="P4">get – api/shop/product?shop_id= &amp; category_id= get all product for shop from certain category</text:p>
      <text:p text:style-name="P4">get – api/shop/product?shop_id= &amp; category_id= &amp; brand_id= get product from shop having certain brand, category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10:31:07.166764497</meta:creation-date>
    <dc:date>2020-09-21T19:38:53.649752188</dc:date>
    <meta:editing-duration>PT8H6M30S</meta:editing-duration>
    <meta:editing-cycles>1</meta:editing-cycles>
    <meta:document-statistic meta:table-count="0" meta:image-count="0" meta:object-count="0" meta:page-count="1" meta:paragraph-count="32" meta:word-count="239" meta:character-count="1747" meta:non-whitespace-character-count="1514"/>
    <meta:generator>LibreOffice/6.0.7.3$Linux_X86_64 LibreOffice_project/00m0$Build-3</meta:generator>
  </office:meta>
</office:document-meta>
</file>